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a46" officeooo:paragraph-rsid="000a9a46"/>
    </style:style>
    <style:style style:name="P2" style:family="paragraph" style:parent-style-name="Standard">
      <style:text-properties officeooo:rsid="000c4641" officeooo:paragraph-rsid="000c4641"/>
    </style:style>
    <style:style style:name="P3" style:family="paragraph" style:parent-style-name="Standard">
      <style:text-properties officeooo:rsid="000c75c4" officeooo:paragraph-rsid="000c75c4"/>
    </style:style>
    <style:style style:name="P4" style:family="paragraph" style:parent-style-name="Standard">
      <style:text-properties officeooo:rsid="000cdb30" officeooo:paragraph-rsid="000cdb30"/>
    </style:style>
    <style:style style:name="T1" style:family="text">
      <style:text-properties officeooo:rsid="000cd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3 Q2</text:p>
      <text:p text:style-name="P1"/>
      <text:p text:style-name="P2">1)</text:p>
      <text:p text:style-name="P2"/>
      <text:p text:style-name="P2">[[ 2.2, <text:s text:c="2"/>0.27, <text:s/>0.07, -0.01, <text:s/>0.17, -0.01],</text:p>
      <text:p text:style-name="P2"><text:s/>[ 0.27, <text:s/>3.55, <text:s/>1.31, <text:s/>0.24, -0.01, <text:s/>0 <text:s/>],</text:p>
      <text:p text:style-name="P2"><text:s/>[ 0.07, <text:s/>1.31, <text:s/>0.84, <text:s/>0.25, -0.01, <text:s/>0 <text:s/>],</text:p>
      <text:p text:style-name="P2"><text:s/>[-0.01, <text:s/>0.24, <text:s/>0.25, <text:s/>0.25, -0.01, <text:s/>0 <text:s/>],</text:p>
      <text:p text:style-name="P2"><text:s/>[ 0.17, -0.01, -0.01, -0.01, <text:s/>0.24, <text:s/>0 <text:s/>],</text:p>
      <text:p text:style-name="P2"><text:s/>[-0.01, <text:s/>0, <text:s text:c="3"/>0, <text:s text:c="3"/>0, <text:s text:c="3"/>0, <text:s text:c="3"/>0.02]]</text:p>
      <text:p text:style-name="P2"/>
      <text:p text:style-name="P2">2)</text:p>
      <text:p text:style-name="P2"/>
      <text:p text:style-name="P2">[-0.12, -0.01, <text:s/>0.03, -0.01, <text:s/>0.02, <text:s/>0 ]</text:p>
      <text:p text:style-name="P2"/>
      <text:p text:style-name="P2">3)</text:p>
      <text:p text:style-name="P2"/>
      <text:p text:style-name="P2">[ <text:s/>0, <text:s/>-41.6, <text:s text:c="2"/>-3.94, <text:s text:c="2"/>0.12, <text:s text:c="2"/>0, <text:s text:c="4"/>0 <text:s/>]</text:p>
      <text:p text:style-name="P2"/>
      <text:p text:style-name="P3">4)</text:p>
      <text:p text:style-name="P3"/>
      <text:p text:style-name="P3">[-0.14<text:span text:style-name="T1">,</text:span> -0.08<text:span text:style-name="T1">,</text:span> -0.12<text:span text:style-name="T1">,</text:span> -0.15<text:span text:style-name="T1">,</text:span> -0.03<text:span text:style-name="T1">,</text:span> <text:s/>0.1 ]</text:p>
      <text:p text:style-name="P3"/>
      <text:p text:style-name="P4">5)</text:p>
      <text:p text:style-name="P4"/>
      <text:p text:style-name="P4">[0.1, 0.1, 0.1, 0.1, 0.1, 0.1]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7T17:51:21.882000000</meta:creation-date>
    <dc:date>2020-06-07T19:42:25.441000000</dc:date>
    <meta:editing-duration>PT1H30M10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6" meta:word-count="79" meta:character-count="427" meta:non-whitespace-character-count="307"/>
  </office:meta>
</office:document-meta>
</file>